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62cm" fo:min-width="0.11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28cm" fo:min-width="0.078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2cm" fo:min-width="0cm"/>
    </style:style>
    <style:style style:name="P1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P2" style:family="paragraph">
      <loext:graphic-properties draw:fill="none"/>
      <style:paragraph-properties fo:text-align="center"/>
      <style:text-properties style:font-name="Times New Roman" fo:font-style="italic" style:font-style-asian="italic" style:font-style-complex="italic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style:font-name="Calibri"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Calibri" fo:font-size="14pt" style:font-size-asian="14pt" style:font-size-complex="14pt"/>
    </style:style>
    <style:style style:name="P6" style:family="paragraph">
      <style:text-properties style:font-name="Calibri" fo:font-size="16pt"/>
    </style:style>
    <style:style style:name="P7" style:family="paragraph">
      <loext:graphic-properties draw:fill="none" draw:fill-color="#ffffff"/>
      <style:text-properties style:font-name="Calibri" fo:font-size="16pt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text-position="-33% 58%" style:font-name="Times New Roman" fo:font-size="20pt" fo:font-style="normal" style:font-size-asian="20pt" style:font-style-asian="normal" style:font-size-complex="20pt" style:font-style-complex="normal"/>
    </style:style>
    <style:style style:name="T4" style:family="text">
      <style:text-properties style:font-name="Calibri" fo:font-size="14pt" style:font-size-asian="14pt" style:font-size-complex="14pt"/>
    </style:style>
    <style:style style:name="T5" style:family="text"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64cm" svg:height="0.864cm" svg:x="1.413cm" svg:y="4.91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864cm" svg:height="0.864cm" svg:x="4.014cm" svg:y="4.913cm">
          <text:p text:style-name="P1"><text:span text:style-name="T2">v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" draw:id="id2" draw:layer="layout" svg:width="0.864cm" svg:height="0.864cm" svg:x="4.014cm" svg:y="2.639cm">
          <text:p text:style-name="P1"><text:span text:style-name="T2">v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864cm" svg:height="0.864cm" svg:x="4.014cm" svg:y="7.139cm">
          <text:p text:style-name="P1"><text:span text:style-name="T2">v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864cm" svg:height="0.864cm" svg:x="6.815cm" svg:y="4.914cm">
          <text:p text:style-name="P1"><text:span text:style-name="T2">v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864cm" svg:height="0.864cm" svg:x="6.815cm" svg:y="2.64cm">
          <text:p text:style-name="P1"><text:span text:style-name="T2">v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864cm" svg:height="0.864cm" svg:x="6.815cm" svg:y="7.14cm">
          <text:p text:style-name="P1"><text:span text:style-name="T2">v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864cm" svg:height="0.864cm" svg:x="9.514cm" svg:y="4.913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.151cm" svg:y1="5.038cm" svg:x2="4.14cm" svg:y2="3.377cm" draw:start-shape="id1" draw:start-glue-point="11" draw:end-shape="id2" draw:end-glue-point="7" svg:d="M2151 5038l1989-1661" svg:viewBox="0 0 1990 1662">
          <text:p/>
        </draw:connector>
        <draw:connector draw:style-name="gr3" draw:text-style-name="P3" draw:layer="layout" draw:type="line" svg:x1="2.277cm" svg:y1="5.344cm" svg:x2="4.014cm" svg:y2="5.345cm" draw:start-shape="id1" draw:start-glue-point="10" draw:end-shape="id3" draw:end-glue-point="6" svg:d="M2277 5344l1737 1" svg:viewBox="0 0 1738 2">
          <text:p/>
        </draw:connector>
        <draw:connector draw:style-name="gr3" draw:text-style-name="P3" draw:layer="layout" draw:type="line" svg:x1="2.151cm" svg:y1="5.65cm" svg:x2="4.14cm" svg:y2="7.265cm" draw:start-shape="id1" draw:start-glue-point="9" draw:end-shape="id4" draw:end-glue-point="5" svg:d="M2151 5650l1989 1615" svg:viewBox="0 0 1990 1616">
          <text:p/>
        </draw:connector>
        <draw:connector draw:style-name="gr3" draw:text-style-name="P3" draw:layer="layout" draw:type="line" svg:x1="7.553cm" svg:y1="3.378cm" svg:x2="9.64cm" svg:y2="5.039cm" draw:start-shape="id5" draw:start-glue-point="9" draw:end-shape="id6" draw:end-glue-point="5" svg:d="M7553 3378l2087 1661" svg:viewBox="0 0 2088 1662">
          <text:p/>
        </draw:connector>
        <draw:connector draw:style-name="gr3" draw:text-style-name="P3" draw:layer="layout" draw:type="line" svg:x1="7.679cm" svg:y1="5.346cm" svg:x2="9.514cm" svg:y2="5.345cm" draw:start-shape="id7" draw:start-glue-point="10" draw:end-shape="id6" draw:end-glue-point="6" svg:d="M7679 5346l1835-1" svg:viewBox="0 0 1836 2">
          <text:p/>
        </draw:connector>
        <draw:connector draw:style-name="gr3" draw:text-style-name="P3" draw:layer="layout" draw:type="line" svg:x1="7.553cm" svg:y1="7.266cm" svg:x2="9.64cm" svg:y2="5.651cm" draw:start-shape="id8" draw:start-glue-point="11" draw:end-shape="id6" draw:end-glue-point="7" svg:d="M7553 7266l2087-1615" svg:viewBox="0 0 2088 1616">
          <text:p/>
        </draw:connector>
        <draw:connector draw:style-name="gr3" draw:text-style-name="P3" draw:layer="layout" draw:type="line" svg:x1="7.247cm" svg:y1="4.914cm" svg:x2="7.247cm" svg:y2="3.504cm" draw:start-shape="id7" draw:start-glue-point="4" draw:end-shape="id5" draw:end-glue-point="8" svg:d="M7247 4914v-1410" svg:viewBox="0 0 1 1411">
          <text:p/>
        </draw:connector>
        <draw:connector draw:style-name="gr3" draw:text-style-name="P3" draw:layer="layout" draw:type="line" svg:x1="4.446cm" svg:y1="4.913cm" svg:x2="4.446cm" svg:y2="3.503cm" draw:start-shape="id3" draw:start-glue-point="4" draw:end-shape="id2" draw:end-glue-point="8" svg:d="M4446 4913v-1410" svg:viewBox="0 0 1 1411">
          <text:p/>
        </draw:connector>
        <draw:connector draw:style-name="gr3" draw:text-style-name="P3" draw:layer="layout" draw:type="line" svg:x1="4.752cm" svg:y1="7.265cm" svg:x2="6.941cm" svg:y2="5.652cm" draw:start-shape="id4" draw:start-glue-point="11" draw:end-shape="id7" draw:end-glue-point="7" svg:d="M4752 7265l2189-1613" svg:viewBox="0 0 2190 1614">
          <text:p/>
        </draw:connector>
        <draw:connector draw:style-name="gr3" draw:text-style-name="P3" draw:layer="layout" draw:type="line" svg:x1="4.752cm" svg:y1="5.651cm" svg:x2="6.941cm" svg:y2="7.266cm" draw:start-shape="id3" draw:start-glue-point="9" draw:end-shape="id8" draw:end-glue-point="5" svg:d="M4752 5651l2189 1615" svg:viewBox="0 0 2190 1616">
          <text:p/>
        </draw:connector>
        <draw:connector draw:style-name="gr3" draw:text-style-name="P3" draw:layer="layout" draw:type="line" svg:x1="4.878cm" svg:y1="7.571cm" svg:x2="6.815cm" svg:y2="7.572cm" draw:start-shape="id4" draw:start-glue-point="10" draw:end-shape="id8" draw:end-glue-point="6" svg:d="M4878 7571l1937 1" svg:viewBox="0 0 1938 2">
          <text:p/>
        </draw:connector>
        <draw:connector draw:style-name="gr3" draw:text-style-name="P3" draw:layer="layout" draw:type="line" svg:x1="4.878cm" svg:y1="3.071cm" svg:x2="6.815cm" svg:y2="3.072cm" draw:start-shape="id2" draw:start-glue-point="10" draw:end-shape="id5" draw:end-glue-point="6" svg:d="M4878 3071l1937 1" svg:viewBox="0 0 1938 2">
          <text:p/>
        </draw:connector>
        <draw:frame draw:style-name="gr4" draw:text-style-name="P5" draw:layer="layout" svg:width="0.752cm" svg:height="0.747cm" svg:x="5.158cm" svg:y="2.524cm">
          <draw:text-box>
            <text:p text:style-name="P4"><text:span text:style-name="T4">4</text:span></text:p>
          </draw:text-box>
        </draw:frame>
        <draw:frame draw:style-name="gr4" draw:text-style-name="P7" draw:layer="layout" svg:width="0.786cm" svg:height="0.814cm" svg:x="4.659cm" svg:y="5.824cm">
          <draw:text-box>
            <text:p text:style-name="P6"><text:span text:style-name="T5">2</text:span></text:p>
          </draw:text-box>
        </draw:frame>
        <draw:frame draw:style-name="gr5" draw:text-style-name="P7" draw:layer="layout" svg:width="0.703cm" svg:height="0.814cm" svg:x="2.443cm" svg:y="3.721cm">
          <draw:text-box>
            <text:p text:style-name="P6"><text:span text:style-name="T5">3</text:span></text:p>
          </draw:text-box>
        </draw:frame>
        <draw:frame draw:style-name="gr4" draw:text-style-name="P7" draw:layer="layout" svg:width="0.786cm" svg:height="0.814cm" svg:x="2.46cm" svg:y="5.224cm">
          <draw:text-box>
            <text:p text:style-name="P6"><text:span text:style-name="T5">1</text:span></text:p>
          </draw:text-box>
        </draw:frame>
        <draw:frame draw:style-name="gr4" draw:text-style-name="P7" draw:layer="layout" svg:width="0.786cm" svg:height="0.814cm" svg:x="2.36cm" svg:y="6.124cm">
          <draw:text-box>
            <text:p text:style-name="P6"><text:span text:style-name="T5">3</text:span></text:p>
          </draw:text-box>
        </draw:frame>
        <draw:frame draw:style-name="gr6" draw:text-style-name="P5" draw:layer="layout" svg:width="0.752cm" svg:height="0.747cm" svg:x="8.258cm" svg:y="3.54cm">
          <draw:text-box>
            <text:p text:style-name="P4"><text:span text:style-name="T4">2</text:span></text:p>
          </draw:text-box>
        </draw:frame>
        <draw:frame draw:style-name="gr4" draw:text-style-name="P7" draw:layer="layout" svg:width="0.786cm" svg:height="0.814cm" svg:x="8.461cm" svg:y="6.224cm">
          <draw:text-box>
            <text:p text:style-name="P6"><text:span text:style-name="T5">1</text:span></text:p>
          </draw:text-box>
        </draw:frame>
        <draw:frame draw:style-name="gr4" draw:text-style-name="P5" draw:layer="layout" svg:width="0.752cm" svg:height="0.747cm" svg:x="5.158cm" svg:y="7.526cm">
          <draw:text-box>
            <text:p text:style-name="P4"><text:span text:style-name="T4">5</text:span></text:p>
          </draw:text-box>
        </draw:frame>
        <draw:frame draw:style-name="gr4" draw:text-style-name="P7" draw:layer="layout" svg:width="0.786cm" svg:height="0.814cm" svg:x="4.261cm" svg:y="3.941cm">
          <draw:text-box>
            <text:p text:style-name="P6"><text:span text:style-name="T5">5</text:span></text:p>
          </draw:text-box>
        </draw:frame>
        <draw:frame draw:style-name="gr4" draw:text-style-name="P5" draw:layer="layout" svg:width="0.752cm" svg:height="0.747cm" svg:x="6.658cm" svg:y="3.975cm">
          <draw:text-box>
            <text:p text:style-name="P4"><text:span text:style-name="T4">2</text:span></text:p>
          </draw:text-box>
        </draw:frame>
        <draw:frame draw:style-name="gr4" draw:text-style-name="P7" draw:layer="layout" svg:width="0.786cm" svg:height="0.814cm" svg:x="6.16cm" svg:y="5.824cm">
          <draw:text-box>
            <text:p text:style-name="P6"><text:span text:style-name="T5">2</text:span></text:p>
          </draw:text-box>
        </draw:frame>
        <draw:frame draw:style-name="gr4" draw:text-style-name="P5" draw:layer="layout" svg:width="0.752cm" svg:height="0.747cm" svg:x="8.058cm" svg:y="4.826cm">
          <draw:text-box>
            <text:p text:style-name="P4"><text:span text:style-name="T4">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13T13:56:34.593000000</meta:creation-date>
    <dc:date>2021-11-13T21:30:12.491000000</dc:date>
    <meta:editing-duration>PT5H11S</meta:editing-duration>
    <meta:editing-cycles>5</meta:editing-cycles>
    <meta:generator>LibreOffice/6.3.2.2$Windows_X86_64 LibreOffice_project/98b30e735bda24bc04ab42594c85f7fd8be07b9c</meta:generator>
    <meta:document-statistic meta:object-count="32"/>
  </office:meta>
</office:document-meta>
</file>